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Ubuntu" svg:font-family="Ubuntu"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officeooo:rsid="000ee041" officeooo:paragraph-rsid="000ee041" style:font-size-asian="11pt" style:font-size-complex="11pt"/>
    </style:style>
    <style:style style:name="P2" style:family="paragraph" style:parent-style-name="Standard">
      <style:text-properties fo:font-size="11pt" officeooo:rsid="00147eb9" officeooo:paragraph-rsid="00147eb9" style:font-size-asian="11pt" style:font-size-complex="11pt"/>
    </style:style>
    <style:style style:name="P3" style:family="paragraph" style:parent-style-name="Predeterminado">
      <style:text-properties fo:font-size="11pt" officeooo:rsid="000ee041" officeooo:paragraph-rsid="0010965e" style:font-size-asian="11pt" style:font-size-complex="11pt"/>
    </style:style>
    <style:style style:name="P4" style:family="paragraph" style:parent-style-name="Predeterminado">
      <style:text-properties fo:font-size="11pt" officeooo:rsid="000ee041" officeooo:paragraph-rsid="00147eb9" style:font-size-asian="11pt" style:font-size-complex="11pt"/>
    </style:style>
    <style:style style:name="P5" style:family="paragraph" style:parent-style-name="Predeterminado" style:list-style-name="L1">
      <style:paragraph-properties style:line-height-at-least="0.353cm" fo:text-align="start" style:justify-single-word="false"/>
      <style:text-properties fo:color="#000000" style:text-outline="false" style:text-line-through-style="none" style:text-line-through-type="none" style:font-name="Ubuntu"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P6" style:family="paragraph" style:parent-style-name="Predeterminado" style:list-style-name="L1">
      <style:paragraph-properties style:line-height-at-least="0.353cm" fo:text-align="start" style:justify-single-word="false"/>
      <style:text-properties fo:color="#000000" style:text-outline="false" style:text-line-through-style="none" style:text-line-through-type="none" style:font-name="Ubuntu" fo:font-size="11pt" fo:letter-spacing="normal" fo:font-style="normal" fo:text-shadow="none" style:text-underline-style="none" fo:font-weight="normal" officeooo:paragraph-rsid="0010965e" style:letter-kerning="true" style:font-size-asian="11pt" style:font-style-asian="normal" style:font-weight-asian="normal" style:font-size-complex="11pt" style:text-emphasize="none"/>
    </style:style>
    <style:style style:name="P7" style:family="paragraph" style:parent-style-name="Predeterminado" style:list-style-name="L1">
      <style:paragraph-properties style:line-height-at-least="0.353cm" fo:text-align="start" style:justify-single-word="false"/>
      <style:text-properties fo:color="#000000" style:text-outline="false" style:text-line-through-style="none" style:text-line-through-type="none" style:font-name="Ubuntu" fo:font-size="11pt" fo:letter-spacing="normal" fo:font-style="normal" fo:text-shadow="none" style:text-underline-style="none" fo:font-weight="normal" officeooo:rsid="000f6d0b" officeooo:paragraph-rsid="000f6d0b" style:letter-kerning="true" style:font-size-asian="11pt" style:font-style-asian="normal" style:font-weight-asian="normal" style:font-size-complex="11pt" style:text-emphasize="none"/>
    </style:style>
    <style:style style:name="P8" style:family="paragraph" style:parent-style-name="Predeterminado" style:list-style-name="L1">
      <style:paragraph-properties style:line-height-at-least="0.353cm" fo:text-align="start" style:justify-single-word="false"/>
      <style:text-properties fo:color="#000000" style:text-outline="false" style:text-line-through-style="none" style:text-line-through-type="none" style:font-name="Ubuntu" fo:font-size="11pt" fo:letter-spacing="normal" fo:font-style="normal" fo:text-shadow="none" style:text-underline-style="none" fo:font-weight="normal" officeooo:rsid="00164022" officeooo:paragraph-rsid="00164022" style:letter-kerning="true" style:font-size-asian="11pt" style:font-style-asian="normal" style:font-weight-asian="normal" style:font-size-complex="11pt" style:text-emphasize="none"/>
    </style:style>
    <style:style style:name="P9" style:family="paragraph" style:parent-style-name="Predeterminado" style:list-style-name="L1">
      <style:paragraph-properties style:line-height-at-least="0.353cm" fo:text-align="start" style:justify-single-word="false"/>
      <style:text-properties fo:color="#000000" style:text-outline="false" style:text-line-through-style="none" style:text-line-through-type="none" style:font-name="Ubuntu" fo:font-size="11pt" fo:letter-spacing="normal" fo:font-style="normal" fo:text-shadow="none" style:text-underline-style="none" fo:font-weight="normal" officeooo:rsid="0018bdf6" officeooo:paragraph-rsid="0018bdf6" style:letter-kerning="true" style:font-size-asian="11pt" style:font-style-asian="normal" style:font-weight-asian="normal" style:font-size-complex="11pt" style:text-emphasize="none"/>
    </style:style>
    <style:style style:name="P10" style:family="paragraph" style:parent-style-name="Predeterminado" style:list-style-name="L1">
      <style:text-properties style:font-name="Ubuntu" fo:font-size="11pt" officeooo:rsid="000ee041" officeooo:paragraph-rsid="000ee041" style:font-size-asian="11pt" style:font-size-complex="11pt"/>
    </style:style>
    <style:style style:name="P11" style:family="paragraph" style:parent-style-name="Predeterminado" style:list-style-name="L1">
      <style:paragraph-properties style:line-height-at-least="0.353cm" fo:text-align="start" style:justify-single-word="false"/>
      <style:text-properties style:font-name="Ubuntu" fo:font-size="11pt" style:font-size-asian="11pt" style:font-size-complex="11pt"/>
    </style:style>
    <style:style style:name="P12" style:family="paragraph" style:parent-style-name="Standard">
      <style:text-properties style:font-name="Ubuntu" fo:font-size="11pt" officeooo:rsid="0010965e" officeooo:paragraph-rsid="0010965e" style:font-size-asian="11pt" style:font-size-complex="11pt"/>
    </style:style>
    <style:style style:name="P13" style:family="paragraph" style:parent-style-name="Standard">
      <style:text-properties style:font-name="Ubuntu" fo:font-size="11pt" officeooo:rsid="0012631d" officeooo:paragraph-rsid="0012631d" style:font-size-asian="11pt" style:font-size-complex="11pt"/>
    </style:style>
    <style:style style:name="P14" style:family="paragraph" style:parent-style-name="Standard">
      <style:text-properties style:font-name="Ubuntu" fo:font-size="11pt" officeooo:rsid="00138d44" officeooo:paragraph-rsid="00138d44" style:font-size-asian="11pt" style:font-size-complex="11pt"/>
    </style:style>
    <style:style style:name="P15" style:family="paragraph" style:parent-style-name="Standard">
      <style:text-properties style:font-name="Ubuntu" fo:font-size="11pt" officeooo:rsid="00147eb9" officeooo:paragraph-rsid="00147eb9" style:font-size-asian="11pt" style:font-size-complex="11pt"/>
    </style:style>
    <style:style style:name="P16" style:family="paragraph" style:parent-style-name="Standard">
      <style:text-properties style:font-name="Ubuntu" fo:font-size="11pt" officeooo:rsid="00164022" officeooo:paragraph-rsid="00164022" style:font-size-asian="11pt" style:font-size-complex="11pt"/>
    </style:style>
    <style:style style:name="P17" style:family="paragraph" style:parent-style-name="Standard">
      <style:text-properties style:font-name="Ubuntu" fo:font-size="11pt" officeooo:rsid="001b28a4" officeooo:paragraph-rsid="001b28a4" style:font-size-asian="11pt" style:font-size-complex="11pt"/>
    </style:style>
    <style:style style:name="P18" style:family="paragraph" style:parent-style-name="Standard">
      <style:paragraph-properties fo:text-align="center" style:justify-single-word="false"/>
      <style:text-properties style:font-name="Ubuntu" officeooo:rsid="000ee041" officeooo:paragraph-rsid="000ee041"/>
    </style:style>
    <style:style style:name="P19" style:family="paragraph" style:parent-style-name="Standard">
      <style:text-properties style:font-name="Ubuntu" officeooo:rsid="000ee041" officeooo:paragraph-rsid="000ee041"/>
    </style:style>
    <style:style style:name="T1" style:family="text">
      <style:text-properties fo:color="#000000" style:text-outline="false" style:text-line-through-style="none" style:text-line-through-type="none" style:font-name="Open Sans" fo:letter-spacing="normal" fo:font-style="normal" fo:text-shadow="none" style:text-underline-style="none" fo:font-weight="bold" style:letter-kerning="true" style:font-style-asian="normal" style:font-weight-asian="bold" style:text-emphasize="none"/>
    </style:style>
    <style:style style:name="T2" style:family="text">
      <style:text-properties fo:color="#000000" style:text-outline="false" style:text-line-through-style="none" style:text-line-through-type="none" style:font-name="Open Sans" fo:letter-spacing="normal" fo:font-style="normal" fo:text-shadow="none" style:text-underline-style="none" fo:font-weight="bold" officeooo:rsid="0010965e" style:letter-kerning="true" style:font-style-asian="normal" style:font-weight-asian="bold" style:text-emphasize="none"/>
    </style:style>
    <style:style style:name="T3" style:family="text">
      <style:text-properties fo:color="#000000" style:text-outline="false" style:text-line-through-style="none" style:text-line-through-type="none" style:font-name="Open Sans" fo:letter-spacing="normal" fo:font-style="normal" fo:text-shadow="none" style:text-underline-style="none" fo:font-weight="bold" officeooo:rsid="00147eb9" style:letter-kerning="true" style:font-style-asian="normal" style:font-weight-asian="bold" style:text-emphasize="none"/>
    </style:style>
    <style:style style:name="T4"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 style:family="text">
      <style:text-properties fo:color="#000000" style:text-outline="false" style:text-line-through-style="none" style:text-line-through-type="none" fo:letter-spacing="normal" fo:font-style="normal" fo:text-shadow="none" style:text-underline-style="none" fo:font-weight="normal" officeooo:rsid="000f6d0b" style:letter-kerning="true" style:font-style-asian="normal" style:font-weight-asian="normal" style:text-emphasize="none"/>
    </style:style>
    <style:style style:name="T6" style:family="text">
      <style:text-properties fo:color="#000000" style:text-outline="false" style:text-line-through-style="none" style:text-line-through-type="none" fo:letter-spacing="normal" fo:font-style="normal" fo:text-shadow="none" style:text-underline-style="none" fo:font-weight="normal" officeooo:rsid="001a0fba" style:letter-kerning="true" style:font-style-asian="normal" style:font-weight-asian="normal" style:text-emphasize="none"/>
    </style:style>
    <style:style style:name="T7"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8" style:family="text">
      <style:text-properties officeooo:rsid="00147eb9"/>
    </style:style>
    <style:style style:name="T9" style:family="text">
      <style:text-properties officeooo:rsid="0017a0b4"/>
    </style:style>
    <style:style style:name="T10" style:family="text">
      <style:text-properties fo:font-weight="bold" style:font-weight-asian="bold" style:font-weight-complex="bold"/>
    </style:style>
    <style:style style:name="T11" style:family="text">
      <style:text-properties officeooo:rsid="001a82e1"/>
    </style:style>
    <style:style style:name="T12" style:family="text">
      <style:text-properties officeooo:rsid="001b99f3"/>
    </style:style>
    <style:style style:name="T13" style:family="text">
      <style:text-properties officeooo:rsid="001e90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GENIERIA DE SOFTWARE . <text:span text:style-name="T13">Que test son importanes?</text:span></text:p>
      <text:p text:style-name="P19"/>
      <text:list xml:id="list3812643253" text:style-name="L1">
        <text:list-item>
          <text:p text:style-name="P10"><text:span text:style-name="T4">Qué son las </text:span><text:span text:style-name="T7">pruebas del software</text:span><text:span text:style-name="T4">. =producto final. <text:s text:c="2"/>.</text:span><text:span text:style-name="T6">ABORDARLOS DESDE REQUERIMIENTOS.</text:span></text:p>
          <text:p text:style-name="P5">Evaluan que hace el software, si hace lo que debe hacer,si lo hace correctamente y que lo hace de manera eficiente. <text:s text:c="7"/><text:span text:style-name="T11">Y para ver si hace lo que no se supone que debe hacer...</text:span></text:p>
          <text:p text:style-name="P5">IMPLANTACION: dejarla funcionando en las maquinas del cliente.</text:p>
          <text:p text:style-name="P11"><text:span text:style-name="T4">MANTENIMIENTO:fase de pruebas verificando su correcto funcionam</text:span><text:span text:style-name="T5">iento.</text:span></text:p>
          <text:p text:style-name="P7">PRODUCTO FINAL: es necesario una Especificacion de pruebas permitiendo valorar si se incluyen todos los casos de prueba</text:p>
          <text:p text:style-name="P7"/>
        </text:list-item>
        <text:list-item>
          <text:p text:style-name="P5">Pruebas unitarias, de caja blanca y caja negra.</text:p>
          <text:p text:style-name="P8"><text:span text:style-name="T10">Unitarias: </text:span>verificando unidades mas pequeñas(modulos).</text:p>
          <text:p text:style-name="P8"><text:span text:style-name="T10">Prueba de integracion:</text:span> de todos los componentes que ya se han ido probando.</text:p>
          <text:p text:style-name="P8"><text:span text:style-name="T10">Pruebas de validacion</text:span>: se centra en lo que el usuario ve y en las salidas que tiene reconocidas.</text:p>
          <text:p text:style-name="P8"><text:span text:style-name="T10">Caja Blanca:</text:span> se centra en la estructura interna del <text:span text:style-name="T9">programa. Prueba de caminos independiente de cada modulo. Pruebas logicas por verdaderas o falsas. Ejecucion de bucles operacionales.</text:span></text:p>
        </text:list-item>
        <text:list-item>
          <text:p text:style-name="P9">Caja Negra: como deben ser las funciones y como los diferentes modulos han sido inplantados. Cuales son sus entradas y cuales sus saldas. <text:s text:c="6"/>.Y analisis de valores limites.</text:p>
        </text:list-item>
        <text:list-item>
          <text:p text:style-name="P6">Coverage: <text:span text:style-name="T12">cobertura de código, metrica que nos dice que lineas de código ha sido ejecutado en el test. Mostrandonos las lineas que no han sido testeadas. Nos muestra en porcentaje el proyecto si es bajo % podemos afirmar que hay varias partes del código de las que no estamos seguros si funcionan o no.</text:span></text:p>
        </text:list-item>
        <text:list-item>
          <text:p text:style-name="P5">Mocks</text:p>
        </text:list-item>
      </text:list>
      <text:p text:style-name="P1"/>
      <text:p text:style-name="P3"><text:span text:style-name="T2">P</text:span><text:span text:style-name="T1">ruebas del software</text:span></text:p>
      <text:p text:style-name="P1"/>
      <text:p text:style-name="P12">Pasos: mediante los cuales probamos <text:s/>la logica y datos encapsulados en los componentes</text:p>
      <text:p text:style-name="P13">realizar una especificacion de pruebas, permitiendo valorar si incluimos todos los casos de pruebas, plan de pruebas orientado a construir de manera ordenada para poder detectar errores en cada etapa.</text:p>
      <text:p text:style-name="P14">Estrategia <text:span text:style-name="T8">del que cuando como que recursos cuanto dura etc. diseñar casos de prueba y su ejecucion, tambien la recoleccion y evalacion de los resultados.</text:span></text:p>
      <text:p text:style-name="P15">Sirven para detectar errores y corregirlos. Pueden ser flexibles o rigidas.</text:p>
      <text:p text:style-name="P2"/>
      <text:p text:style-name="P4"><text:span text:style-name="T2">P</text:span><text:span text:style-name="T3">roceso del plan de pruebas</text:span></text:p>
      <text:p text:style-name="P2"/>
      <text:p text:style-name="P15">evaluar la salida de la prueba sea la que deveria devolver el sistema.</text:p>
      <text:p text:style-name="P16">Depuramos errores: analizamos si el fallo es porque el soft tiene un defecto o por cometer error al armar el plan de pruebas.</text:p>
      <text:p text:style-name="P16"/>
      <text:p text:style-name="P15"/>
      <text:p text:style-name="P15"/>
      <text:p text:style-name="P15"/>
      <text:p text:style-name="P15"/>
      <text:p text:style-name="P17"><text:span text:style-name="T10">Verificacion:</text:span> demuestra q el producto cumple los requisitos especificados durante el ciclo de vida de <text:s/>desarrollo.</text:p>
      <text:p text:style-name="P17"><text:span text:style-name="T10">Validacion: </text:span>comprueba que el sistema cumple con los requisitos del cliente en la finalizacion del ciclo de vida del desarrol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Ubuntu" svg:font-family="Ubuntu"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376cm" fo:margin-right="1.23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2:06:03.046890974</meta:creation-date>
    <dc:date>2019-09-09T17:52:44.660258951</dc:date>
    <meta:editing-duration>PT3H22M14S</meta:editing-duration>
    <meta:editing-cycles>10</meta:editing-cycles>
    <meta:generator>LibreOffice/6.0.7.3$Linux_x86 LibreOffice_project/00m0$Build-3</meta:generator>
    <meta:document-statistic meta:table-count="0" meta:image-count="0" meta:object-count="0" meta:page-count="1" meta:paragraph-count="25" meta:word-count="413" meta:character-count="2515" meta:non-whitespace-character-count="2123"/>
  </office:meta>
</office:document-meta>
</file>